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3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Total" style:data-style-name="N0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style style:name="ce5" style:family="table-cell" style:parent-style-name="Total" style:data-style-name="N4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tal</text:p>
          </table:table-cell>
          <table:table-cell office:value-type="float" office:value="0" table:formula="of:=SUM([.B3:.B10000])" table:style-name="ce5">
            <text:p>0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Item1</text:p>
          </table:table-cell>
          <table:table-cell office:value-type="string" table:style-name="ce3">
            <text:p>%Item2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tal</text:p>
          </table:table-cell>
          <table:table-cell office:value-type="float" office:value="0" table:formula="of:=SUM([.B3:.B10000])" table:style-name="ce5">
            <text:p>0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Item1</text:p>
          </table:table-cell>
          <table:table-cell office:value-type="string" table:style-name="ce3">
            <text:p>%Item2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ladimir Vasiltsov</meta:initial-creator>
    <dc:creator>Vladimir Vasiltsov</dc:creator>
    <meta:creation-date>2016-05-23T13:48:36Z</meta:creation-date>
    <dc:date>2016-05-23T16:00:16Z</dc:date>
  </office:meta>
</office:document-meta>
</file>